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9.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minimum m,c is 1.230000,28.630000 with error 10.1132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 elapsed was 476024993ns or 0.476024993s</text:p>
          </table:table-cell>
          <table:table-cell office:value-type="float" office:value="0.476024993" calcext:value-type="float">
            <text:p>0.476024993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imum m,c is 1.230000,28.630000 with error 10.1132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 elapsed was 455385981ns or 0.455385981s</text:p>
          </table:table-cell>
          <table:table-cell office:value-type="float" office:value="0.455385981" calcext:value-type="float">
            <text:p>0.455385981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imum m,c is 1.230000,28.630000 with error 10.1132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 elapsed was 453493378ns or 0.453493378s</text:p>
          </table:table-cell>
          <table:table-cell office:value-type="float" office:value="0.453493378" calcext:value-type="float">
            <text:p>0.453493378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imum m,c is 1.230000,28.630000 with error 10.1132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 elapsed was 482042240ns or 0.482042240s</text:p>
          </table:table-cell>
          <table:table-cell office:value-type="float" office:value="0.48204224" calcext:value-type="float">
            <text:p>0.48204224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imum m,c is 1.230000,28.630000 with error 10.1132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 elapsed was 494891792ns or 0.494891792s</text:p>
          </table:table-cell>
          <table:table-cell office:value-type="float" office:value="0.494891792" calcext:value-type="float">
            <text:p>0.494891792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imum m,c is 1.230000,28.630000 with error 10.1132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 elapsed was 490842643ns or 0.490842643s</text:p>
          </table:table-cell>
          <table:table-cell office:value-type="float" office:value="0.490842643" calcext:value-type="float">
            <text:p>0.490842643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imum m,c is 1.230000,28.630000 with error 10.1132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 elapsed was 597066394ns or 0.597066394s</text:p>
          </table:table-cell>
          <table:table-cell office:value-type="float" office:value="0.597066394" calcext:value-type="float">
            <text:p>0.597066394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imum m,c is 1.230000,28.630000 with error 10.1132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 elapsed was 502022681ns or 0.502022681s</text:p>
          </table:table-cell>
          <table:table-cell office:value-type="float" office:value="0.502022681" calcext:value-type="float">
            <text:p>0.502022681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imum m,c is 1.230000,28.630000 with error 10.1132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 elapsed was 469923716ns or 0.469923716s</text:p>
          </table:table-cell>
          <table:table-cell office:value-type="float" office:value="0.469923716" calcext:value-type="float">
            <text:p>0.469923716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imum m,c is 1.230000,28.630000 with error 10.1132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 elapsed was 448603342ns or 0.448603342s</text:p>
          </table:table-cell>
          <table:table-cell office:value-type="float" office:value="0.448603342" calcext:value-type="float">
            <text:p>0.448603342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table:formula="of:=AVERAGE([.B2:.B20])" office:value-type="float" office:value="0.487029716" calcext:value-type="float">
            <text:p>0.487029716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7:08:12.215464544</meta:creation-date>
    <dc:date>2019-04-23T17:11:11.734233966</dc:date>
    <meta:editing-duration>PT3M1S</meta:editing-duration>
    <meta:editing-cycles>1</meta:editing-cycles>
    <meta:document-statistic meta:table-count="1" meta:cell-count="43" meta:object-count="0"/>
    <meta:generator>LibreOffice/6.0.7.3$Linux_X86_64 LibreOffice_project/00m0$Build-3</meta:generator>
  </office:meta>
</office:document-meta>
</file>